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6d19"/>
    </style:style>
    <style:style style:name="P2" style:family="paragraph" style:parent-style-name="Text_20_body">
      <style:text-properties officeooo:paragraph-rsid="00193876"/>
    </style:style>
    <style:style style:name="P3" style:family="paragraph" style:parent-style-name="Text_20_body" style:list-style-name="L5">
      <style:text-properties officeooo:rsid="002017a8" officeooo:paragraph-rsid="002017a8"/>
    </style:style>
    <style:style style:name="P4" style:family="paragraph" style:parent-style-name="Text_20_body" style:list-style-name="L7">
      <style:text-properties officeooo:rsid="0024f923" officeooo:paragraph-rsid="0024f923"/>
    </style:style>
    <style:style style:name="P5" style:family="paragraph" style:parent-style-name="Text_20_body" style:list-style-name="L7">
      <style:text-properties fo:font-weight="bold" officeooo:rsid="0024f923" officeooo:paragraph-rsid="0024f923" style:font-weight-asian="bold" style:font-weight-complex="bold"/>
    </style:style>
    <style:style style:name="P6" style:family="paragraph" style:parent-style-name="Heading_20_1">
      <style:paragraph-properties fo:padding="0.0291in" fo:border-left="none" fo:border-right="none" fo:border-top="none" fo:border-bottom="0.06pt solid #000000" style:join-border="false"/>
      <style:text-properties fo:color="#000000" officeooo:paragraph-rsid="00176d19"/>
    </style:style>
    <style:style style:name="P7" style:family="paragraph" style:parent-style-name="Heading_20_2">
      <style:text-properties officeooo:paragraph-rsid="00176d19"/>
    </style:style>
    <style:style style:name="P8" style:family="paragraph" style:parent-style-name="Heading_20_2">
      <style:text-properties officeooo:paragraph-rsid="001f7392"/>
    </style:style>
    <style:style style:name="T1" style:family="text">
      <style:text-properties officeooo:rsid="00176d19"/>
    </style:style>
    <style:style style:name="T2" style:family="text">
      <style:text-properties fo:font-size="24pt" officeooo:rsid="00176d19" style:font-size-asian="21pt" style:font-size-complex="24pt"/>
    </style:style>
    <style:style style:name="T3" style:family="text">
      <style:text-properties fo:font-weight="bold" officeooo:rsid="00176d1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6f029" style:font-weight-asian="normal" style:font-weight-complex="normal"/>
    </style:style>
    <style:style style:name="T6" style:family="text">
      <style:text-properties officeooo:rsid="00193876"/>
    </style:style>
    <style:style style:name="T7" style:family="text">
      <style:text-properties officeooo:rsid="001f7392"/>
    </style:style>
    <style:style style:name="T8" style:family="text">
      <style:text-properties officeooo:rsid="002017a8"/>
    </style:style>
    <style:style style:name="T9" style:family="text">
      <style:text-properties officeooo:rsid="00230005"/>
    </style:style>
    <style:style style:name="T10" style:family="text">
      <style:text-properties officeooo:rsid="0024f923"/>
    </style:style>
    <style:style style:name="T11" style:family="text">
      <style:text-properties officeooo:rsid="0026f0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2">Contributing</text:span></text:h>
      <text:p text:style-name="P1"/>
      <text:h text:style-name="P7" text:outline-level="2"><text:span text:style-name="T1">Getting Started</text:span></text:h>
      <text:p text:style-name="P2"><text:tab/><text:span text:style-name="T6">The first thing anyone wanting to develop Hatchit should do is thoroughly read the repository </text:span><text:a xlink:type="simple" xlink:href="https://github.com/thirddegree/Hatchit/blob/master/README.md" text:style-name="Internet_20_link" text:visited-style-name="Visited_20_Internet_20_Link"><text:span text:style-name="T6">README</text:span></text:a><text:span text:style-name="T6"> and project </text:span><text:a xlink:type="simple" xlink:href="https://github.com/thirddegree/Hatchit/blob/master/docs/Hatchit_0.1.pdf" text:style-name="Internet_20_link" text:visited-style-name="Visited_20_Internet_20_Link"><text:span text:style-name="T6">specification</text:span></text:a><text:span text:style-name="T6">. These two documents give a comprehensive outline of the project and the philosophy behind it. </text:span></text:p>
      <text:h text:style-name="P8" text:outline-level="2"><text:span text:style-name="T7">Development Tools</text:span></text:h>
      <text:p text:style-name="Text_20_body"><text:span text:style-name="T7"><text:tab/>As a developer on Hatchit, the first necessary tools you will need are a </text:span><text:span text:style-name="T3">Windows</text:span><text:span text:style-name="T1"> or </text:span><text:span text:style-name="T3">Linux</text:span><text:span text:style-name="T1"> PC system. Currently these are the only target platforms. </text:span><text:span text:style-name="T3">Mac</text:span><text:span text:style-name="T1"> support would be nice, but is not currently possible with the hardware we have. Below is a list of required tools by platform: </text:span></text:p>
      <text:h text:style-name="Heading_20_3" text:outline-level="3"><text:tab/><text:span text:style-name="T8">Windows</text:span></text:h>
      <text:list xml:id="list4794170530248570555" text:style-name="L5">
        <text:list-item>
          <text:p text:style-name="P3">Visual Studio 2015 <text:span text:style-name="T9">(C++ 11/14 compiler)</text:span></text:p>
        </text:list-item>
        <text:list-item>
          <text:p text:style-name="P3">CMake 3.5+</text:p>
        </text:list-item>
        <text:list-item>
          <text:p text:style-name="P3">Git</text:p>
        </text:list-item>
        <text:list-item>
          <text:p text:style-name="P3">Vulkan supported GPU + drivers</text:p>
        </text:list-item>
      </text:list>
      <text:h text:style-name="Heading_20_3" text:outline-level="3"><text:tab/><text:span text:style-name="T10">Linux</text:span></text:h>
      <text:list xml:id="list5873062960054849443" text:style-name="L7">
        <text:list-item>
          <text:p text:style-name="P4">GCC 3.0+ (C++11/14 compiler) or Clang</text:p>
          <text:list>
            <text:list-header>
              <text:p text:style-name="P5">Optional: </text:p>
              <text:list>
                <text:list-item>
                  <text:list>
                    <text:list-item>
                      <text:p text:style-name="P5"><text:span text:style-name="T4"><text:s/>CLion IDE (works well with C</text:span><text:span text:style-name="T5">M</text:span><text:span text:style-name="T4">ake build system)</text:span></text:p>
                    </text:list-item>
                  </text:list>
                </text:list-item>
              </text:list>
            </text:list-header>
          </text:list>
        </text:list-item>
        <text:list-item>
          <text:p text:style-name="P4">C<text:span text:style-name="T11">M</text:span>ake 3.5+</text:p>
        </text:list-item>
        <text:list-item>
          <text:p text:style-name="P4">Git</text:p>
        </text:list-item>
        <text:list-item>
          <text:p text:style-name="P4">Vulkan supported GPU + drivers</text:p>
        </text:list-item>
      </text:list>
      <text:p text:style-name="Text_20_body"/>
      <text:h text:style-name="Heading_20_5" text:outline-level="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I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0:10:27.260000000</meta:creation-date>
    <dc:date>2016-10-26T11:16:03.953000000</dc:date>
    <meta:editing-duration>PT1H5M33S</meta:editing-duration>
    <meta:editing-cycles>10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17" meta:word-count="140" meta:character-count="795" meta:non-whitespace-character-count="676"/>
  </office:meta>
</office:document-meta>
</file>